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REZ CHANCO, FREDI GREGO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972143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AÑETE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445604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REZ CHANCO FREDI GREGO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972143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4 456 04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1/09/2021</text:p>
          </table:table-cell>
          <table:table-cell table:style-name="Tabla2.A3" office:value-type="string">
            <text:p text:style-name="P22">581426</text:p>
          </table:table-cell>
          <table:table-cell table:style-name="Tabla2.D3" office:value-type="string">
            <text:p text:style-name="P23">7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2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20:41:0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